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423000019126F375A60.wmf" manifest:media-type=""/>
  <manifest:file-entry manifest:full-path="Pictures/200000520000187C00000F0B663672EB.svm" manifest:media-type=""/>
  <manifest:file-entry manifest:full-path="Pictures/200000AC0000252E000016131AE39F84.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ali" style:font-pitch="variable" style:font-charset="x-symbol"/>
    <style:font-face style:name="Symbol" svg:font-family="Symbol" style:font-adornments="Normaali" style:font-family-generic="roman" style:font-pitch="variable" style:font-charset="x-symbol"/>
    <style:font-face style:name="Mangal1" svg:font-family="Mangal"/>
    <style:font-face style:name="Courier New" svg:font-family="'Courier New'" style:font-adornments="Normaali"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language-asian="fi" style:country-asian="FI"/>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365f91" style:font-name="Cambria" fo:font-size="14pt" fo:font-weight="bold" style:font-size-asian="14pt" style:language-asian="fi" style:country-asian="FI" style:font-weight-asian="bold" style:font-name-complex="F" style:font-size-complex="14pt" style:font-weight-complex="bold"/>
    </style:style>
    <style:style style:name="P4"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5" style:family="paragraph" style:parent-style-name="Standard">
      <style:paragraph-properties fo:margin-top="0.049cm" fo:margin-bottom="0.049cm" fo:line-height="100%"/>
    </style:style>
    <style:style style:name="P6" style:family="paragraph" style:parent-style-name="Standard" style:list-style-name="WWNum1">
      <style:paragraph-properties fo:margin-top="0.049cm" fo:margin-bottom="0.049cm" fo:line-height="100%"/>
    </style:style>
    <style:style style:name="P7" style:family="paragraph" style:parent-style-name="Standard">
      <style:paragraph-properties fo:margin-top="0.049cm" fo:margin-bottom="0.049cm" fo:line-height="100%"/>
      <style:text-properties style:font-name="Times New Roman" fo:font-size="12pt" style:font-name-asian="Times New Roman1" style:font-size-asian="12pt" style:language-asian="fi" style:country-asian="FI" style:font-size-complex="12pt"/>
    </style:style>
    <style:style style:name="P8" style:family="paragraph" style:parent-style-name="Standard">
      <style:paragraph-properties fo:margin-left="0.635cm" fo:margin-right="0cm" fo:text-indent="0cm" style:auto-text-indent="false"/>
      <style:text-properties style:language-asian="fi" style:country-asian="FI"/>
    </style:style>
    <style:style style:name="P9" style:family="paragraph" style:parent-style-name="Standard">
      <style:paragraph-properties fo:margin-top="0cm" fo:margin-bottom="0cm"/>
    </style:style>
    <style:style style:name="P10" style:family="paragraph" style:parent-style-name="Standard">
      <style:paragraph-properties fo:margin-top="0.423cm" fo:margin-bottom="0cm"/>
    </style:style>
    <style:style style:name="P11" style:family="paragraph" style:parent-style-name="Heading_20_1">
      <style:paragraph-properties fo:break-before="page"/>
    </style:style>
    <style:style style:name="P12" style:family="paragraph" style:parent-style-name="Heading_20_1">
      <style:paragraph-properties fo:margin-top="0.847cm" fo:margin-bottom="0.423cm" fo:break-before="page"/>
    </style:style>
    <style:style style:name="P13" style:family="paragraph" style:parent-style-name="Heading_20_1">
      <style:paragraph-properties fo:margin-top="0.847cm" fo:margin-bottom="0.423cm"/>
    </style:style>
    <style:style style:name="P14" style:family="paragraph" style:parent-style-name="Heading_20_2">
      <style:paragraph-properties fo:margin-top="0.353cm" fo:margin-bottom="0.423cm"/>
    </style:style>
    <style:style style:name="P15" style:family="paragraph" style:parent-style-name="Title" style:master-page-name="Standard">
      <style:paragraph-properties style:page-number="auto"/>
    </style:style>
    <style:style style:name="P16" style:family="paragraph" style:parent-style-name="List_20_Paragraph" style:list-style-name="WWNum6"/>
    <style:style style:name="P17" style:family="paragraph" style:parent-style-name="List_20_Paragraph" style:list-style-name="WWNum7"/>
    <style:style style:name="P18" style:family="paragraph" style:parent-style-name="List_20_Paragraph" style:list-style-name="WWNum2">
      <style:paragraph-properties fo:margin-top="0.049cm" fo:margin-bottom="0.049cm" fo:line-height="100%"/>
    </style:style>
    <style:style style:name="P19" style:family="paragraph" style:parent-style-name="List_20_Paragraph" style:list-style-name="WWNum2">
      <style:paragraph-properties fo:margin-top="0.049cm" fo:margin-bottom="0.049cm" fo:line-height="100%"/>
      <style:text-properties style:font-name="Times New Roman" fo:font-size="12pt" style:font-name-asian="Times New Roman1" style:font-size-asian="12pt" style:language-asian="fi" style:country-asian="FI" style:font-size-complex="12pt"/>
    </style:style>
    <style:style style:name="P20" style:family="paragraph">
      <style:paragraph-properties fo:text-align="start"/>
      <style:text-properties fo:font-size="18pt"/>
    </style:style>
    <style:style style:name="T1" style:family="text">
      <style:text-properties style:font-name-asian="Times New Roman1" style:language-asian="fi" style:country-asian="FI"/>
    </style:style>
    <style:style style:name="T2" style:family="text">
      <style:text-properties style:language-asian="fi" style:country-asian="FI"/>
    </style:style>
    <style:style style:name="T3" style:family="text">
      <style:text-properties style:font-name="Times New Roman" fo:font-size="12pt" style:font-name-asian="Times New Roman1" style:font-size-asian="12pt" style:language-asian="fi" style:country-asian="FI" style:font-size-complex="12pt"/>
    </style:style>
    <style:style style:name="T4" style:family="text">
      <style:text-properties style:font-name="Times New Roman" fo:font-size="12pt" style:text-underline-style="solid" style:text-underline-width="auto" style:text-underline-color="font-color" style:font-name-asian="Times New Roman1" style:font-size-asian="12pt" style:language-asian="fi" style:country-asian="FI" style:font-size-complex="12pt"/>
    </style:style>
    <style:style style:name="T5" style:family="text">
      <style:text-properties style:font-name="Times New Roman" fo:font-size="12pt" style:font-size-asian="12pt" style:font-size-complex="12pt"/>
    </style:style>
    <style:style style:name="T6" style:family="text">
      <style:text-properties fo:font-variant="small-caps" style:font-name="Times New Roman" fo:font-size="12pt" style:font-name-asian="Times New Roman1" style:font-size-asian="12pt" style:language-asian="fi" style:country-asian="FI" style:font-size-complex="12pt"/>
    </style:style>
    <style:style style:name="T7" style:family="text">
      <style:text-properties fo:font-variant="small-caps" style:font-name="Times New Roman" fo:font-size="12pt" style:font-name-asian="Times New Roman1" style:font-size-asian="12pt" style:language-asian="fi" style:country-asian="FI" style:font-size-complex="12pt" text:display="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0" svg:width="14.683cm" svg:height="10.185cm" svg:x="0cm" svg:y="0cm">
        <draw:image xlink:href="Pictures/2000000900002423000019126F375A60.wmf" xlink:type="simple" xlink:show="embed" xlink:actuate="onLoad">
          <text:p/>
        </draw:image>
      </draw:frame>
      <text:p text:style-name="P15"><text:span text:style-name="T1">Muistilista määrittely</text:span></text:p>
      <text:h text:style-name="Heading_20_1" text:outline-level="1"><text:span text:style-name="T1">Tehtäväksianto</text:span></text:h>
      <text:p text:style-name="P5"><text:span text:style-name="T3">Nykyihmisillä on niin paljon erilaisia asioita muistettavana. Kuitenkin moniin asioihin on keksitty apukeinoja, kuten mm. numeromuistio. Päivän askareisiin ei ole kuitenkaan kehitetty laajalti käytössä olevaa ratkaisua. Ossi Opiskelija tarvitsisi itselleen Ossin muistilistan, johon hän voisi listata askareitaan muistiin. Hän haluaisi tapahtumien olevan listassa, joka olisi loogisessa järjestyksessä askareen tärkeyden kanssa. Hänen tulisi pystyä laittamaan erilaisia tärkeysasteita askareille ja luokitella askareita eri ryhmiin.</text:span></text:p>
      <text:p text:style-name="P5"><text:span text:style-name="T3">Hövelinä kaverina Ossi tarjoaa palvelunsa myös kavereidensa käyttöön jolloin kullakin kaverilla on oma käyttäjätunnus ja salasana, joihin liittyvät omat tärkeysasteensa ja luokkansa.</text:span></text:p>
      <text:p text:style-name="P5"><text:span text:style-name="T3">Luokat voivat sisältää aliluokkia tai yhdellä askareella voi olla monta luokkaa. Jommankumman ominaisuuden toteuttaminen tekee arvosanamaksimiksi vitosen, muuten työ on nelonen.</text:span></text:p>
      <text:p text:style-name="P5"><text:span text:style-name="T3">Toimintoja:</text:span></text:p>
      <text:list xml:id="list33496872" text:style-name="WWNum1">
        <text:list-item>
          <text:p text:style-name="P6"><text:span text:style-name="T3">Kirjautuminen</text:span></text:p>
        </text:list-item>
        <text:list-item>
          <text:p text:style-name="P6"><text:span text:style-name="T3">Askareen lisäys, muokkaus ja poisto</text:span></text:p>
        </text:list-item>
        <text:list-item>
          <text:p text:style-name="P6"><text:span text:style-name="T3">Tärkeysasteen lisäys ja poisto</text:span></text:p>
        </text:list-item>
        <text:list-item>
          <text:p text:style-name="P6"><text:span text:style-name="T3">Askareen tärkeysasteen määrittäminen lisäyksessä tai myöhemmin</text:span></text:p>
        </text:list-item>
        <text:list-item>
          <text:p text:style-name="P6"><text:span text:style-name="T3">Luokkien lisäys ja poisto</text:span></text:p>
        </text:list-item>
        <text:list-item>
          <text:p text:style-name="P6"><text:span text:style-name="T3">Askareiden luokittelu</text:span></text:p>
        </text:list-item>
        <text:list-item>
          <text:p text:style-name="P6"><text:span text:style-name="T3">Luokat voivat olla sisäkkäisiä</text:span></text:p>
        </text:list-item>
        <text:list-item>
          <text:p text:style-name="P6"><text:span text:style-name="T3">Yhdellä askareella voi olla monta luokkaa</text:span></text:p>
        </text:list-item>
      </text:list>
      <text:h text:style-name="Heading_20_1" text:outline-level="1"><text:span text:style-name="T1">Terminologiaa</text:span></text:h>
      <text:p text:style-name="P5"><text:span text:style-name="T3">”Muistilista” on sovelluksen kokonaisuus, johon sisältyvät ”askareet”, ”tärkeysasteet”, ”luokat” ja käyttäjät (user).</text:span></text:p>
      <text:h text:style-name="Heading_20_1" text:outline-level="1"><text:span text:style-name="T1">Käyttötapausten kuvausta ja rajausta</text:span></text:h>
      <text:list xml:id="list33496082" text:style-name="WWNum2">
        <text:list-item>
          <text:p text:style-name="P18"><text:span text:style-name="T3">Jokaisella käyttäjällä on oma tärkeysaste- ja luokkalistansa.</text:span></text:p>
        </text:list-item>
        <text:list-item>
          <text:p text:style-name="P18"><text:span text:style-name="T3">Optioita ”luokilla aliluokkia” ja ”askareella monta luokkaa” ei toteuteta</text:span></text:p>
        </text:list-item>
        <text:list-item>
          <text:p text:style-name="P18"><text:span text:style-name="T3">Periaattessa – ehkä ei käytännössä - tarvitaan kaksi käyttäjäroolia: admin ja user. </text:span></text:p>
          <text:list>
            <text:list-item>
              <text:p text:style-name="P18"><text:span text:style-name="T3">Admin voi luoda käyttäjälle tunnuksen</text:span></text:p>
              <text:list>
                <text:list-item>
                  <text:p text:style-name="P18"><text:span text:style-name="T3">tällöin muodostuvat käyttäjäkohtaiset perusobjektit: askareiden, tärkeysasteiden ja luokkien tyhjät listat</text:span></text:p>
                </text:list-item>
                <text:list-item>
                  <text:p text:style-name="P18"><text:span text:style-name="T3">kahdella käyttäjällä ei voi olla samaa tunnusta</text:span></text:p>
                </text:list-item>
                <text:list-item>
                  <text:p text:style-name="P18"><text:span text:style-name="T3">HUOM. ADMIN-ROOLIA EI AINAKAAN ENSI VAIHEESSA TOTEUTETA</text:span></text:p>
                </text:list-item>
              </text:list>
            </text:list-item>
            <text:list-item>
              <text:p text:style-name="P18"><text:span text:style-name="T3">User voi </text:span></text:p>
              <text:list>
                <text:list-item>
                  <text:p text:style-name="P18"><text:span text:style-name="T3">kirjautua sovellukseen tunnuksellaan</text:span></text:p>
                  <text:list>
                    <text:list-item>
                      <text:p text:style-name="P18"><text:span text:style-name="T3">kirjautua pois sovelluksesta<text:tab/></text:span></text:p>
                    </text:list-item>
                  </text:list>
                </text:list-item>
                <text:list-item>
                  <text:p text:style-name="P18"><text:span text:style-name="T3">määritellä tunnukselleen salasanan </text:span></text:p>
                  <text:list>
                    <text:list-item>
                      <text:p text:style-name="P18"><text:span text:style-name="T3">HUOM. TÄTÄ EI AINAKAAN ENSI VAIHEESSA TOTEUTETA</text:span></text:p>
                    </text:list-item>
                  </text:list>
                </text:list-item>
                <text:list-item>
                  <text:p text:style-name="P18"><text:span text:style-name="T3">käyttää muistilistaa alla esitetyllä tavalla</text:span></text:p>
                </text:list-item>
              </text:list>
            </text:list-item>
          </text:list>
        </text:list-item>
        <text:list-item>
          <text:p text:style-name="P18"><text:soft-page-break/><text:span text:style-name="T3">Muistilistan toiminnot:</text:span></text:p>
          <text:list>
            <text:list-item>
              <text:p text:style-name="P18"><text:span text:style-name="T3">Tärkeysasteiden listan </text:span></text:p>
              <text:list>
                <text:list-item>
                  <text:p text:style-name="P18"><text:span text:style-name="T3">selailu (alussa tyhjä)</text:span></text:p>
                </text:list-item>
                <text:list-item>
                  <text:p text:style-name="P18"><text:span text:style-name="T3">rivin lisäys; HUOM. TÄTÄ EI AINAKAAN ENSI VAIHEESSA TOTEUTETA</text:span></text:p>
                </text:list-item>
                <text:list-item>
                  <text:p text:style-name="P18"><text:span text:style-name="T3">rivin poisto; HUOM. TÄTÄ EI AINAKAAN ENSI VAIHEESSA TOTEUTETA</text:span></text:p>
                </text:list-item>
                <text:list-item>
                  <text:p text:style-name="P18"><text:span text:style-name="T4">huom. ei muokkausta</text:span></text:p>
                  <text:list>
                    <text:list-item>
                      <text:p text:style-name="P18"><text:span text:style-name="T3">muokkaus voidaan toteuttaa poistona ja lisäyksenä; tällöin tosin askareista voidaan menettää tärkeysastetietoa, joka on sitten syötettävä uudestaan</text:span></text:p>
                    </text:list-item>
                  </text:list>
                </text:list-item>
              </text:list>
            </text:list-item>
            <text:list-item>
              <text:p text:style-name="P18"><text:span text:style-name="T3">Luokituslistan </text:span></text:p>
              <text:list>
                <text:list-item>
                  <text:p text:style-name="P18"><text:span text:style-name="T3">selailu nousevassa aakkosjärjestyksessä (alussa tyhjä) </text:span></text:p>
                </text:list-item>
                <text:list-item>
                  <text:p text:style-name="P18"><text:span text:style-name="T3">rivin lisäys; HUOM. TÄTÄ EI AINAKAAN ENSI VAIHEESSA TOTEUTETA</text:span></text:p>
                </text:list-item>
                <text:list-item>
                  <text:p text:style-name="P18"><text:span text:style-name="T3">rivin poisto; HUOM. TÄTÄ EI AINAKAAN ENSI VAIHEESSA TOTEUTETA</text:span></text:p>
                </text:list-item>
                <text:list-item>
                  <text:p text:style-name="P18"><text:span text:style-name="T4">huom. ei muokkausta</text:span></text:p>
                  <text:list>
                    <text:list-item>
                      <text:p text:style-name="P18"><text:span text:style-name="T3">ks. vastaava kohta tärkeysastelistasta yllä</text:span></text:p>
                    </text:list-item>
                  </text:list>
                </text:list-item>
              </text:list>
            </text:list-item>
            <text:list-item>
              <text:p text:style-name="P18"><text:span text:style-name="T3">Askarelistan </text:span></text:p>
              <text:list>
                <text:list-item>
                  <text:p text:style-name="P18"><text:span text:style-name="T3">selailu (alussa tyhjä)</text:span></text:p>
                  <text:list>
                    <text:list-item>
                      <text:p text:style-name="P18"><text:span text:style-name="T3">näytetään tärkeysasteen mukaisesti laskevassa järjestyksestä, ts, tärkeimmästä alkaen</text:span></text:p>
                    </text:list-item>
                    <text:list-item>
                      <text:p text:style-name="P18"><text:span text:style-name="T4">huom. luokittelua ei käytetä lajitteluperusteena kuten tärkeysastetta</text:span></text:p>
                    </text:list-item>
                  </text:list>
                </text:list-item>
                <text:list-item>
                  <text:p text:style-name="P18"><text:span text:style-name="T3">rivin lisäys</text:span></text:p>
                  <text:list>
                    <text:list-item>
                      <text:p text:style-name="P18"><text:span text:style-name="T3">mahdollisesti tärkeysaste lisätään samalla tai sitten erillisessä toiminnossa, ks. alla</text:span></text:p>
                    </text:list-item>
                  </text:list>
                </text:list-item>
                <text:list-item>
                  <text:p text:style-name="P18"><text:span text:style-name="T3">rivin muokkaus</text:span></text:p>
                </text:list-item>
                <text:list-item>
                  <text:p text:style-name="P18"><text:span text:style-name="T3">rivin poisto</text:span></text:p>
                </text:list-item>
                <text:list-item>
                  <text:p text:style-name="P18"><text:span text:style-name="T3">tärkeysasteen lisäys erillisenä toimintona, vrt. yllä kohta ”rivin lisäys”</text:span></text:p>
                </text:list-item>
              </text:list>
            </text:list-item>
            <text:list-item>
              <text:p text:style-name="P19"/>
            </text:list-item>
          </text:list>
        </text:list-item>
      </text:list>
      <text:h text:style-name="Heading_20_1" text:outline-level="1"><text:span text:style-name="T1">Testitapauksia</text:span></text:h>
      <text:list xml:id="list33516633" text:continue-numbering="true" text:style-name="WWNum2">
        <text:list-item>
          <text:p text:style-name="P18"><text:span text:style-name="T3">luo käyttäjätunnus (admin) - HUOM. ADMIN-KÄYTTÄJÄÄ <text:s/>JA SEN JATKOSSA MAINITTUJA TOIMINTOJA EI ENSI VAIHEESSA TOTEUTETA. <text:s text:c="2"/>KÄYTETÄÄN SQL:ÄÄ TARPEELLISTEN </text:span><text:span text:style-name="T7">K</text:span><text:span text:style-name="T6">KOHTEIDEN LUONTIIN <text:s/>JA <text:s/>P ÄIVITTÄMISEEN</text:span></text:p>
          <text:list>
            <text:list-item>
              <text:p text:style-name="P18"><text:span text:style-name="T3">kirjaudu käyttäjänä em. tunnuksella</text:span></text:p>
            </text:list-item>
            <text:list-item>
              <text:p text:style-name="P18"><text:span text:style-name="T3">optio: lisää salasana tunnukselle <text:s/> testaa kirjautuminen</text:span></text:p>
            </text:list-item>
            <text:list-item>
              <text:p text:style-name="P18"><text:span text:style-name="T3">testaa myös pois kirjautuminen</text:span></text:p>
            </text:list-item>
          </text:list>
        </text:list-item>
        <text:list-item>
          <text:p text:style-name="P18"><text:span text:style-name="T3">tärkeysasteet</text:span></text:p>
          <text:list>
            <text:list-item>
              <text:p text:style-name="P18"><text:span text:style-name="T3">lisää tärkeysasteita; HUOM. TÄTÄ EI AINAKAAN ENSI VAIHEESSA TOTEUTETA</text:span></text:p>
            </text:list-item>
            <text:list-item>
              <text:p text:style-name="P18"><text:span text:style-name="T3">poista tärkeysaste; HUOM. TÄTÄ EI AINAKAAN ENSI VAIHEESSA TOTEUTETA</text:span></text:p>
            </text:list-item>
            <text:list-item>
              <text:p text:style-name="P18"><text:span text:style-name="T3">totea, että tärkeysasteiden lista on laskevassa järjestyksessä</text:span></text:p>
            </text:list-item>
          </text:list>
        </text:list-item>
        <text:list-item>
          <text:p text:style-name="P18"><text:soft-page-break/><text:span text:style-name="T3">luokat</text:span></text:p>
          <text:list>
            <text:list-item>
              <text:p text:style-name="P18"><text:span text:style-name="T3">lisää luokkia; HUOM. TÄTÄ EI AINAKAAN ENSI VAIHEESSA TOTEUTETA</text:span></text:p>
            </text:list-item>
            <text:list-item>
              <text:p text:style-name="P18"><text:span text:style-name="T3">poista luokka; HUOM. TÄTÄ EI AINAKAAN ENSI VAIHEESSA TOTEUTETA</text:span></text:p>
            </text:list-item>
            <text:list-item>
              <text:p text:style-name="P18"><text:span text:style-name="T3">totea, että luokkien lista on nousevassa aakkosjärjestyksessä</text:span></text:p>
            </text:list-item>
          </text:list>
        </text:list-item>
        <text:list-item>
          <text:p text:style-name="P18"><text:span text:style-name="T3">askareet</text:span></text:p>
          <text:list>
            <text:list-item>
              <text:p text:style-name="P18"><text:span text:style-name="T3">lisää askare(ita) ilman tärkeysastetta</text:span></text:p>
            </text:list-item>
            <text:list-item>
              <text:p text:style-name="P18"><text:span text:style-name="T3">lisää tärkeysaste askareelle (vrt. ”muokkaa askaretta” alla)</text:span></text:p>
            </text:list-item>
            <text:list-item>
              <text:p text:style-name="P18"><text:span text:style-name="T3">lisää askare(ita) niin, että annat tärkeysasteen samalla</text:span></text:p>
              <text:list>
                <text:list-item>
                  <text:p text:style-name="P18"><text:span text:style-name="T3">totea, että vain tärkeysasteiden listassa olevan arvon voi valita</text:span></text:p>
                </text:list-item>
              </text:list>
            </text:list-item>
            <text:list-item>
              <text:p text:style-name="P18"><text:span text:style-name="T3">totea, että askareiden lista on laskevassa tärkeysjärjestyksessä, tärkein ensin</text:span></text:p>
            </text:list-item>
            <text:list-item>
              <text:p text:style-name="P18"><text:span text:style-name="T3">luokittele askare</text:span></text:p>
              <text:list>
                <text:list-item>
                  <text:p text:style-name="P18"><text:span text:style-name="T3">totea, että vain luokkien listassa olevan arvon voi valita</text:span></text:p>
                </text:list-item>
              </text:list>
            </text:list-item>
            <text:list-item>
              <text:p text:style-name="P18"><text:span text:style-name="T3">muokkaa askaretta</text:span></text:p>
              <text:list>
                <text:list-item>
                  <text:p text:style-name="P18"><text:span text:style-name="T3">muokkaa askareen kuvausta</text:span></text:p>
                </text:list-item>
                <text:list-item>
                  <text:p text:style-name="P18"><text:span text:style-name="T3">muuta tai poista tärkeysaste – </text:span><text:span text:style-name="T4">ei toteuteta?</text:span></text:p>
                </text:list-item>
                <text:list-item>
                  <text:p text:style-name="P18"><text:span text:style-name="T3">muuta tai poista luokka – </text:span><text:span text:style-name="T4">ei toteuteta?</text:span></text:p>
                </text:list-item>
              </text:list>
            </text:list-item>
            <text:list-item>
              <text:p text:style-name="P18"><text:span text:style-name="T3">poista askare</text:span></text:p>
            </text:list-item>
          </text:list>
        </text:list-item>
        <text:list-item>
          <text:p text:style-name="P18"><text:span text:style-name="T3">askareet – tärkeysasteet – luokat</text:span></text:p>
          <text:list>
            <text:list-item>
              <text:p text:style-name="P18"><text:span text:style-name="T3">poista tärkeysaste/luokka, johon on viittauksia askareissa; HUOM. TÄTÄ EI AINAKAAN ENSI VAIHEESSA TOTEUTETA</text:span></text:p>
            </text:list-item>
            <text:list-item>
              <text:p text:style-name="P18"><text:span text:style-name="T3">totea, että viittaukset askareilla ovat poistuneet</text:span></text:p>
            </text:list-item>
          </text:list>
        </text:list-item>
      </text:list>
      <text:p text:style-name="P1"/>
      <text:p text:style-name="P8"/>
      <text:p text:style-name="P8"/>
      <text:p text:style-name="P7"/>
      <text:p text:style-name="P3"/>
      <text:h text:style-name="P11" text:outline-level="1"><text:span text:style-name="T2">Luokkakaavio</text:span></text:h>
      <text:p text:style-name="Standard"><draw:frame draw:style-name="fr1" draw:name="Kuva 1" text:anchor-type="as-char" svg:width="14.684cm" svg:height="10.186cm" draw:z-index="1"><draw:image xlink:href="Pictures/2000000900002423000019126F375A60.wmf" xlink:type="simple" xlink:show="embed" xlink:actuate="onLoad"/></draw:frame></text:p>
      <text:h text:style-name="Heading_20_1" text:outline-level="1">Kohteita</text:h>
      <text:p text:style-name="P10"><text:span text:style-name="T5">M_user: (1, ”Aku”, ”Ankka”)</text:span></text:p>
      <text:p text:style-name="P9"><text:span text:style-name="T5">M_user: (2, ”Iines”, ”Ankka”)</text:span></text:p>
      <text:p text:style-name="P9"><text:span text:style-name="T5">Tarkeys: (”Vähäinen”, 100, 1)</text:span></text:p>
      <text:p text:style-name="P9"><text:span text:style-name="T5">Tarkeys: (”Keskinkertainen”, 200, 1)</text:span></text:p>
      <text:p text:style-name="P9"><text:span text:style-name="T5">Tarkeys: (”Suuri”, 300, 1)</text:span></text:p>
      <text:p text:style-name="P9"><text:span text:style-name="T5">Tarkeys: (”No problem”, 100, 2)</text:span></text:p>
      <text:p text:style-name="P9"><text:span text:style-name="T5">Tarkeys: (”Hurry”, 200, 2)</text:span></text:p>
      <text:p text:style-name="P9"><text:span text:style-name="T5">Luokka: (”Kotona”, 1)</text:span></text:p>
      <text:p text:style-name="P9"><text:span text:style-name="T5">Luokka: (”Ansiotöissä”, 1)</text:span></text:p>
      <text:p text:style-name="P9"><text:span text:style-name="T5">Luokka: (”Kaupungissa”, 2)</text:span></text:p>
      <text:p text:style-name="P9"><text:span text:style-name="T5">Luokka: (”Mökillä”, 2)</text:span></text:p>
      <text:p text:style-name="P9"><text:span text:style-name="T5">Askare: (”Katso telkkaria”, ”Vähäinen”, ”Kotona”, 1)</text:span></text:p>
      <text:p text:style-name="P9"><text:span text:style-name="T5">Askare: (”Lumenluonti”, ”Suuri”, ”Kotona”, 1)</text:span></text:p>
      <text:p text:style-name="P9"><text:span text:style-name="T5">Askare: (”Paista lettuja”, ”Keskinkertainen”, ”Kotona”, 1)</text:span></text:p>
      <text:p text:style-name="P9"><text:span text:style-name="T5">Askare: (”Kirjoita muistio”, ”Suuri”, ”Ansiotöissä”, 1)</text:span></text:p>
      <text:p text:style-name="P9"><text:span text:style-name="T5">Askare: (”Siivoa keittiö”, ”Hurry”, ”Kaupungissa”, 2)</text:span></text:p>
      <text:p text:style-name="P9"><text:span text:style-name="T5">Askare: (”Lämmitä sauna”, ”No problem”, ”Mökillä”, 2)</text:span></text:p>
      <text:p text:style-name="P2"/>
      <text:h text:style-name="P11" text:outline-level="1">Käyttöliittymä</text:h>
      <text:h text:style-name="P14" text:outline-level="2">Yleiskuva</text:h>
      <text:p text:style-name="Standard"><draw:frame draw:style-name="fr2" draw:name="grafiikka1" text:anchor-type="paragraph" svg:width="6.269cm" svg:height="3.851cm" draw:z-index="2"><draw:image xlink:href="Pictures/200000520000187C00000F0B663672EB.svm" xlink:type="simple" xlink:show="embed" xlink:actuate="onLoad"/></draw:frame></text:p>
      <text:h text:style-name="Heading_20_2" text:outline-level="2"/>
      <text:h text:style-name="Heading_20_2" text:outline-level="2"/>
      <text:p text:style-name="Standard"/>
      <text:p text:style-name="Standard"/>
      <text:p text:style-name="Standard"/>
      <text:h text:style-name="Heading_20_2" text:outline-level="2">Tarkennettu kaavio</text:h>
      <text:p text:style-name="Text_20_body"/>
      <text:p text:style-name="P4"><draw:frame draw:style-name="fr2" draw:name="grafiikka2" text:anchor-type="paragraph" svg:width="9.518cm" svg:height="5.652cm" draw:z-index="3"><draw:image xlink:href="Pictures/200000AC0000252E000016131AE39F84.svm" xlink:type="simple" xlink:show="embed" xlink:actuate="onLoad"/></draw:frame></text:p>
      <text:h text:style-name="P12" text:outline-level="1">”Mini-toiminnallisuus”</text:h>
      <text:list xml:id="list33474887" text:style-name="WWNum6">
        <text:list-item>
          <text:p text:style-name="P16"><text:span text:style-name="T5">Avaa aloitussivu (I), jolla näytetään henkilölista. Joka rivillä on Valitse-painonappi seuraavalle sivulle siirtymistä varten.</text:span></text:p>
        </text:list-item>
        <text:list-item>
          <text:p text:style-name="P16"><text:span text:style-name="T5">Sivu (II), jolla näytetään valitun henkilön askareet tärkeysjärjestyksessä. Taulukon alla on Lisää-painonappi. Joka rivillä on Muuta- ja Poista-painonapit. Sivulla on myös Lopeta-painonappi.</text:span></text:p>
        </text:list-item>
        <text:list-item>
          <text:p text:style-name="P16"><text:span text:style-name="T5">Lisää-painonappi avaa sivun (III), johon voi syöttää uuden askareen. Henkilö-id alustetaan automaattisesti oikeaksi. Kysytään OK /Peru. </text:span></text:p>
          <text:list>
            <text:list-item>
              <text:p text:style-name="P16"><text:span text:style-name="T5">Jos vastaus on OK, tarkistetaan, että kaikki kentät on täytetty. Jos näin on, tallennetaan syöte kantaan ja palataan sivulle (II). Jos kaikkia kenttiä ei ole täytetty, annetaan virheilmoitus ja palataan sivulle (III). </text:span></text:p>
            </text:list-item>
            <text:list-item>
              <text:p text:style-name="P16"><text:span text:style-name="T5">Jos valitaan Peru, siirrytään vain sivulle (II).</text:span></text:p>
            </text:list-item>
          </text:list>
        </text:list-item>
        <text:list-item>
          <text:p text:style-name="P16"><text:span text:style-name="T5">Muuta-näppäin avaa sivun (IV), jossa näytetään ko. askareen tiedot. Nyt niitä voi muokata. Kysytään OK/Peru ja toimitaan, kuten kohdassa 3 yllä. Kysymys: voitaisiinko kohdat 3 ja 4 toteuttaa samalla näytöllä eli voisiko sivut (III) ja (IV) yhdistää samaksi sivuksi?</text:span></text:p>
        </text:list-item>
        <text:list-item>
          <text:p text:style-name="P16"><text:span text:style-name="T5">Poista-painonappi näyttää kysymyksen OK/Peru sivulla (V).</text:span></text:p>
          <text:list>
            <text:list-item>
              <text:p text:style-name="P16"><text:span text:style-name="T5">Jos vastaus on OK, poistetaan rivi kannasta ja palataan näyttöön (II). </text:span></text:p>
            </text:list-item>
            <text:list-item>
              <text:p text:style-name="P16"><text:span text:style-name="T5">Jos vastaus on Peru, siirrytään vain sivulle (II).</text:span></text:p>
            </text:list-item>
          </text:list>
        </text:list-item>
        <text:list-item>
          <text:p text:style-name="P16"><text:span text:style-name="T5">Jos sivulla (II) painetaan Lopeta- painonappia, ohjelman suoritus päättyy.</text:span></text:p>
        </text:list-item>
      </text:list>
      <text:h text:style-name="P13" text:outline-level="1">Toiminnallisuuden komponentteja</text:h>
      <text:list xml:id="list33503614" text:style-name="WWNum7">
        <text:list-item>
          <text:p text:style-name="P17"><text:span text:style-name="T5">Tietokannasta luettu tieto listana. Esim. </text:span></text:p>
          <text:list>
            <text:list-item>
              <text:p text:style-name="P17"><text:span text:style-name="T5">sivu (I): henkilölista </text:span></text:p>
            </text:list-item>
            <text:list-item>
              <text:p text:style-name="P17"><text:span text:style-name="T5">sivu (II): askareiden lista</text:span></text:p>
            </text:list-item>
          </text:list>
        </text:list-item>
        <text:list-item>
          <text:p text:style-name="P17"><text:span text:style-name="T5">Listan joka riville painonappi/-nappeja. Esim.</text:span></text:p>
          <text:list>
            <text:list-item>
              <text:p text:style-name="P17"><text:span text:style-name="T5">sivu (I): henkilölistalle painonappi Valitse </text:span></text:p>
            </text:list-item>
            <text:list-item>
              <text:p text:style-name="P17"><text:span text:style-name="T5">sivu (II): askareiden listalle painonapit: Muuta, Poista</text:span></text:p>
            </text:list-item>
          </text:list>
        </text:list-item>
        <text:list-item>
          <text:p text:style-name="P17"><text:span text:style-name="T5">Toiminnon käynnistäminen listan painonapista. Esim. </text:span></text:p>
          <text:list>
            <text:list-item>
              <text:p text:style-name="P17"><text:span text:style-name="T5">sivu (I): Valitse </text:span></text:p>
            </text:list-item>
            <text:list-item>
              <text:p text:style-name="P17"><text:soft-page-break/><text:span text:style-name="T5">sivu (II): Muuta, Poista</text:span></text:p>
            </text:list-item>
          </text:list>
        </text:list-item>
        <text:list-item>
          <text:p text:style-name="P17"><text:span text:style-name="T5">Sivulle painonappi</text:span></text:p>
          <text:list>
            <text:list-item>
              <text:p text:style-name="P17"><text:span text:style-name="T5">sivu (II): Lisää, Lopeta</text:span></text:p>
            </text:list-item>
            <text:list-item>
              <text:p text:style-name="P17"><text:span text:style-name="T5">sivut (III), (IV) ja (V): OK/Peru</text:span></text:p>
            </text:list-item>
          </text:list>
        </text:list-item>
        <text:list-item>
          <text:p text:style-name="P17"><text:span text:style-name="T5">Toiminnon käynnistäminen sivun painonapista. Esim. </text:span></text:p>
          <text:list>
            <text:list-item>
              <text:p text:style-name="P17"><text:span text:style-name="T5">sivu (II): Lisää, Lopeta</text:span></text:p>
            </text:list-item>
            <text:list-item>
              <text:p text:style-name="P17"><text:span text:style-name="T5">sivu (III), (IV) ja (V): OK/Peru</text:span></text:p>
            </text:list-item>
          </text:list>
        </text:list-item>
        <text:list-item>
          <text:p text:style-name="P17"><text:span text:style-name="T5">Alasvetovalikko, josta kentän arvo valitaan. Esim.</text:span></text:p>
          <text:list>
            <text:list-item>
              <text:p text:style-name="P17"><text:span text:style-name="T5">sivut (III) ja (IV): kentät ”tarkeysasteen_nimi”, ”luokan_nimi”</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Normaali" style:font-pitch="variable" style:font-charset="x-symbol"/>
    <style:font-face style:name="Symbol" svg:font-family="Symbol" style:font-adornments="Normaali" style:font-family-generic="roman" style:font-pitch="variable" style:font-charset="x-symbol"/>
    <style:font-face style:name="Mangal1" svg:font-family="Mangal"/>
    <style:font-face style:name="Courier New" svg:font-family="'Courier New'" style:font-adornments="Normaali"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i" fo:country="FI"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page"/>
      <style:text-properties style:use-window-font-color="true" style:font-name="Calibri" fo:font-size="11pt" fo:language="fi" fo:country="FI"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Calibri" style:font-name-asian="Calibri1"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Otsikko_20_2_20_Char" style:display-name="Otsikko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Otsikko_20_1_20_Char" style:display-name="Otsikko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Otsikko_20_Char" style:display-name="Otsikko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Seliteteksti_20_Char" style:display-name="Seliteteksti Char" style:family="text" style:parent-style-name="Default_20_Paragraph_20_Font">
      <style:text-properties style:font-name="Tahoma" fo:font-size="8pt" style:font-name-asian="Calibri1"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editing-cycles>12</meta:editing-cycles>
    <meta:creation-date>2014-02-04T20:24:00</meta:creation-date>
    <dc:date>2014-02-05T13:37:26.29</dc:date>
    <meta:editing-duration>PT2M43S</meta:editing-duration>
    <meta:generator>LibreOffice/3.5$Windows_x86 LibreOffice_project/7122e39-92ed229-498d286-15e43b4-d70da21</meta:generator>
    <meta:document-statistic meta:table-count="0" meta:image-count="3" meta:object-count="0" meta:page-count="7" meta:paragraph-count="133" meta:word-count="978" meta:character-count="7178" meta:non-whitespace-character-count="71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